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22cm" fo:min-width="8.563cm"/>
    </style:style>
    <style:style style:name="gr2" style:family="graphic" style:parent-style-name="standard">
      <style:graphic-properties svg:stroke-color="#006600" draw:fill-color="#ccffcc" draw:textarea-horizontal-align="justify" draw:textarea-vertical-align="middle" draw:auto-grow-height="false" fo:min-height="1.06cm" fo:min-width="7.016cm"/>
    </style:style>
    <style:style style:name="gr3" style:family="graphic" style:parent-style-name="standard">
      <style:graphic-properties svg:stroke-color="#006600" draw:fill-color="#ccffcc" draw:textarea-horizontal-align="justify" draw:textarea-vertical-align="middle" draw:auto-grow-height="false" fo:min-height="1.433cm" fo:min-width="4.929cm"/>
    </style:style>
    <style:style style:name="gr4" style:family="graphic" style:parent-style-name="standard">
      <style:graphic-properties svg:stroke-color="#006600" draw:fill-color="#ccffcc" draw:textarea-horizontal-align="justify" draw:textarea-vertical-align="middle" draw:auto-grow-height="false" fo:min-height="2.305cm" fo:min-width="3.369cm"/>
    </style:style>
    <style:style style:name="gr5" style:family="graphic" style:parent-style-name="standard">
      <style:graphic-properties svg:stroke-color="#00331a" draw:fill-color="#ccffcc" draw:textarea-horizontal-align="justify" draw:textarea-vertical-align="middle" draw:auto-grow-height="false" fo:min-height="1.584cm" fo:min-width="2.60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1.889cm"/>
    </style:style>
    <style:style style:name="gr8" style:family="graphic" style:parent-style-name="standard">
      <style:graphic-properties draw:stroke="solid" draw:stroke-dash="_32__20_Dots_20_1_20_Dash" svg:stroke-width="0cm" svg:stroke-color="#000000" draw:marker-start-width="0cm" draw:marker-end="Arrowheads_20_2" draw:marker-end-width="0cm" draw:fill="solid" draw:fill-color="#99cccc" draw:textarea-horizontal-align="justify" draw:textarea-vertical-align="middle" draw:auto-grow-height="false" fo:min-height="1.335cm" fo:min-width="3.166cm" fo:padding-top="0.127cm" fo:padding-bottom="0.127cm" fo:padding-left="0.252cm" fo:padding-right="0.252cm"/>
    </style:style>
    <style:style style:name="gr9" style:family="graphic" style:parent-style-name="standard">
      <style:graphic-properties draw:stroke="none" draw:fill="none" fo:min-height="0.946cm"/>
    </style:style>
    <style:style style:name="gr10" style:family="graphic" style:parent-style-name="standard">
      <style:graphic-properties draw:stroke="solid" draw:stroke-dash="_32__20_Dots_20_1_20_Dash" svg:stroke-width="0cm" svg:stroke-color="#000000" draw:marker-start-width="0cm" draw:marker-end="Arrowheads_20_2" draw:marker-end-width="0cm" draw:fill="solid" draw:fill-color="#99cccc" draw:textarea-horizontal-align="justify" draw:textarea-vertical-align="middle" draw:auto-grow-height="false" fo:min-height="1.335cm" fo:min-width="1.483cm" fo:padding-top="0.127cm" fo:padding-bottom="0.127cm" fo:padding-left="0.252cm" fo:padding-right="0.252cm"/>
    </style:style>
    <style:style style:name="gr11" style:family="graphic" style:parent-style-name="standard">
      <style:graphic-properties draw:fill-color="#66ff99" draw:textarea-horizontal-align="justify" draw:textarea-vertical-align="middle" draw:auto-grow-height="false" fo:min-height="0.178cm" fo:min-width="1.634cm"/>
    </style:style>
    <style:style style:name="gr12" style:family="graphic" style:parent-style-name="standard">
      <style:graphic-properties draw:fill-color="#66ff99" draw:textarea-horizontal-align="justify" draw:textarea-vertical-align="middle" draw:auto-grow-height="false" fo:min-height="0.512cm" fo:min-width="3.31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-color="#ccffcc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24pt" fo:font-style="italic" style:font-size-asian="24pt" style:font-style-asian="italic" style:font-size-complex="24pt" style:font-style-complex="italic"/>
    </style:style>
    <style:style style:name="P7" style:family="paragraph">
      <loext:graphic-properties draw:fill="none"/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solid" draw:fill-color="#99cccc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66ff99"/>
      <style:paragraph-properties fo:text-align="center"/>
    </style:style>
    <style:style style:name="P11" style:family="paragraph">
      <loext:graphic-properties draw:fill-color="#ccffcc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9.063cm" svg:height="1.572cm" svg:x="6.058cm" svg:y="18.97cm">
          <text:p text:style-name="P1"><text:span text:style-name="T1"/></text:p>
          <text:p text:style-name="P1"><text:span text:style-name="T1">Input image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16cm" svg:height="1.31cm" svg:x="6.96cm" svg:y="16.732cm">
          <text:p text:style-name="P1"><text:span text:style-name="T2">conv 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29cm" svg:height="1.683cm" svg:x="7.988cm" svg:y="14.124cm">
          <text:p text:style-name="P1"><text:span text:style-name="T2">conv 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69cm" svg:height="2.555cm" svg:x="8.819cm" svg:y="10.623cm">
          <text:p text:style-name="P1"><text:span text:style-name="T2">conv 3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302cm" svg:height="2.032cm" svg:x="9.106cm" svg:y="7.76cm">
          <text:p text:style-name="P1"><text:span text:style-name="T2">den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10.684cm" svg:y1="10.523cm" svg:x2="10.684cm" svg:y2="9.792cm">
          <text:p/>
        </draw:line>
        <draw:line draw:style-name="gr6" draw:text-style-name="P4" draw:layer="layout" svg:x1="10.684cm" svg:y1="14.124cm" svg:x2="10.684cm" svg:y2="13.393cm">
          <text:p/>
        </draw:line>
        <draw:line draw:style-name="gr6" draw:text-style-name="P4" draw:layer="layout" svg:x1="10.684cm" svg:y1="16.625cm" svg:x2="10.684cm" svg:y2="15.894cm">
          <text:p/>
        </draw:line>
        <draw:line draw:style-name="gr6" draw:text-style-name="P4" draw:layer="layout" svg:x1="10.684cm" svg:y1="18.925cm" svg:x2="10.684cm" svg:y2="18.194cm">
          <text:p/>
        </draw:line>
        <draw:frame draw:style-name="gr7" draw:text-style-name="P6" draw:layer="layout" svg:width="11.856cm" svg:height="2.139cm" svg:x="15.56cm" svg:y="16.788cm">
          <draw:text-box>
            <text:p text:style-name="P5"><text:span text:style-name="T3">32 filters 3x3, stride 2 elu</text:span></text:p>
          </draw:text-box>
        </draw:frame>
        <draw:frame draw:style-name="gr7" draw:text-style-name="P7" draw:layer="layout" svg:width="9.638cm" svg:height="2.139cm" svg:x="16.56cm" svg:y="1.288cm">
          <draw:text-box>
            <text:p text:style-name="P1"><text:span text:style-name="T3">n_actions</text:span></text:p>
          </draw:text-box>
        </draw:frame>
        <draw:line draw:style-name="gr6" draw:text-style-name="P4" draw:layer="layout" svg:x1="14.716cm" svg:y1="5.734cm" svg:x2="16.494cm" svg:y2="2.929cm">
          <text:p/>
        </draw:line>
        <draw:custom-shape draw:style-name="gr8" draw:text-style-name="P9" draw:layer="layout" svg:width="3.84cm" svg:height="1.759cm" svg:x="14.728cm" svg:y="1.225cm">
          <text:p text:style-name="P8"><text:span text:style-name="T4">Log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9.638cm" svg:height="2.139cm" svg:x="14.66cm" svg:y="14.389cm">
          <draw:text-box>
            <text:p text:style-name="P5"><text:span text:style-name="T3">32 filters 3x3, stride, elu</text:span></text:p>
          </draw:text-box>
        </draw:frame>
        <draw:frame draw:style-name="gr7" draw:text-style-name="P6" draw:layer="layout" svg:width="11.94cm" svg:height="2.139cm" svg:x="13.86cm" svg:y="11.39cm">
          <draw:text-box>
            <text:p text:style-name="P5"><text:span text:style-name="T3">32 filters 3x3, stride 2, elu</text:span></text:p>
          </draw:text-box>
        </draw:frame>
        <draw:frame draw:style-name="gr7" draw:text-style-name="P7" draw:layer="layout" svg:width="9.638cm" svg:height="2.139cm" svg:x="14.16cm" svg:y="8.291cm">
          <draw:text-box>
            <text:p text:style-name="P5"><text:span text:style-name="T3">256 linear units, relu</text:span></text:p>
          </draw:text-box>
        </draw:frame>
        <draw:frame draw:style-name="gr9" draw:text-style-name="P4" draw:layer="layout" svg:width="6.204cm" svg:height="1.196cm" svg:x="16.284cm" svg:y="19.25cm">
          <draw:text-box>
            <text:p text:style-name="P1"><text:span text:style-name="T3">[ None, 1, h, w]</text:span></text:p>
          </draw:text-box>
        </draw:frame>
        <draw:line draw:style-name="gr6" draw:text-style-name="P4" draw:layer="layout" svg:x1="13.232cm" svg:y1="5.734cm" svg:x2="13.232cm" svg:y2="2.974cm">
          <text:p/>
        </draw:line>
        <draw:custom-shape draw:style-name="gr10" draw:text-style-name="P9" draw:layer="layout" svg:width="2.157cm" svg:height="1.759cm" svg:x="12.229cm" svg:y="1.215cm">
          <text:p text:style-name="P8"><text:span text:style-name="T4">V(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4.122cm" svg:height="1.196cm" svg:x="8.725cm" svg:y="1.45cm">
          <draw:text-box>
            <text:p text:style-name="P1"><text:span text:style-name="T3">1 unit</text:span></text:p>
          </draw:text-box>
        </draw:frame>
        <draw:custom-shape draw:style-name="gr11" draw:text-style-name="P10" draw:layer="layout" svg:width="3.81cm" svg:height="0.762cm" draw:transform="rotate (1.5707963267949) translate (4.096cm 7.704cm)"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1" draw:layer="layout" svg:width="3.302cm" svg:height="2.032cm" svg:x="9.107cm" svg:y="4.761cm">
          <text:p text:style-name="P8"><text:span text:style-name="T5">LS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4.858cm" svg:y1="5.734cm" svg:x2="9.107cm" svg:y2="5.734cm">
          <text:p/>
        </draw:line>
        <draw:line draw:style-name="gr6" draw:text-style-name="P4" draw:layer="layout" svg:x1="12.458cm" svg:y1="5.734cm" svg:x2="16.707cm" svg:y2="5.734cm">
          <text:p/>
        </draw:line>
        <draw:line draw:style-name="gr6" draw:text-style-name="P4" draw:layer="layout" svg:x1="10.684cm" svg:y1="7.624cm" svg:x2="10.684cm" svg:y2="6.893cm">
          <text:p/>
        </draw:line>
        <draw:custom-shape draw:style-name="gr12" draw:text-style-name="P10" draw:layer="layout" svg:width="3.81cm" svg:height="0.762cm" draw:transform="rotate (1.5707963267949) translate (16.797cm 7.704cm)">
          <text:p/>
          <draw:enhanced-geometry svg:viewBox="0 0 21600 21600" draw:glue-points="?f6 10800 10800 21600 ?f5 10800 10800 0" draw:text-areas="?f3 ?f3 ?f4 ?f4" draw:mirror-vertical="false" draw:mirror-horizont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7" draw:layer="layout" svg:width="9.638cm" svg:height="2.139cm" svg:x="-2.34cm" svg:y="4.692cm">
          <draw:text-box>
            <text:p text:style-name="P1"><text:span text:style-name="T3">prev</text:span><text:span text:style-name="T3"><text:line-break/></text:span><text:span text:style-name="T3">state</text:span></text:p>
          </draw:text-box>
        </draw:frame>
        <draw:frame draw:style-name="gr7" draw:text-style-name="P7" draw:layer="layout" svg:width="9.638cm" svg:height="2.139cm" svg:x="14.26cm" svg:y="4.793cm">
          <draw:text-box>
            <text:p text:style-name="P1"><text:span text:style-name="T3">next</text:span><text:span text:style-name="T3"><text:line-break/></text:span><text:span text:style-name="T3">state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1918" svg:d="M737 1131h394l-564-1131-567 1131h398l-398 787h1131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07:09:45.090309213</meta:creation-date>
    <dc:date>2018-04-02T18:09:36.245333528</dc:date>
    <meta:editing-duration>PT30M26S</meta:editing-duration>
    <meta:editing-cycles>9</meta:editing-cycles>
    <meta:generator>LibreOffice/5.1.6.2$Linux_X86_64 LibreOffice_project/10m0$Build-2</meta:generator>
    <meta:document-statistic meta:object-count="51"/>
  </office:meta>
</office:document-meta>
</file>